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A000000297978BB143.png" manifest:media-type="image/png"/>
  <manifest:file-entry manifest:full-path="Pictures/10000001000001AE00000115ADC52F56.png" manifest:media-type="image/png"/>
  <manifest:file-entry manifest:full-path="Pictures/10000001000002B8000002ADE515BAE8.png" manifest:media-type="image/png"/>
  <manifest:file-entry manifest:full-path="Pictures/1000000100000223000002497274FF73.png" manifest:media-type="image/png"/>
  <manifest:file-entry manifest:full-path="Pictures/100000010000014200000144D944B6DB.png" manifest:media-type="image/png"/>
  <manifest:file-entry manifest:full-path="Pictures/1000000100000107000001228B6E132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741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16.771cm" draw:z-index="0"><draw:image xlink:href="Pictures/10000001000002A000000297978BB143.png" xlink:type="simple" xlink:show="embed" xlink:actuate="onLoad" draw:mime-type="image/png"/></draw:frame>0<text:tab/>162</text:p>
      <text:p text:style-name="Standard">1<text:tab/>0</text:p>
      <text:p text:style-name="Standard">2<text:tab/>0</text:p>
      <text:p text:style-name="Standard">3<text:tab/>0</text:p>
      <text:p text:style-name="Standard">4<text:tab/>0</text:p>
      <text:p text:style-name="Standard">5<text:tab/>0<draw:frame draw:style-name="fr2" draw:name="Image2" text:anchor-type="char" svg:x="4.955cm" svg:y="-0.984cm" svg:width="8.888cm" svg:height="5.724cm" draw:z-index="1"><draw:image xlink:href="Pictures/10000001000001AE00000115ADC52F56.png" xlink:type="simple" xlink:show="embed" xlink:actuate="onLoad" draw:mime-type="image/png"/></draw:frame></text:p>
      <text:p text:style-name="Standard">6<text:tab/>0</text:p>
      <text:p text:style-name="Standard">7<text:tab/>0</text:p>
      <text:p text:style-name="Standard">8<text:tab/>0</text:p>
      <text:p text:style-name="Standard">9<text:tab/>0</text:p>
      <text:p text:style-name="Standard">10<text:tab/>0</text:p>
      <text:p text:style-name="Standard">11<text:tab/>0</text:p>
      <text:p text:style-name="Standard">12<text:tab/>0</text:p>
      <text:p text:style-name="Standard">13<text:tab/>0</text:p>
      <text:p text:style-name="Standard">14<text:tab/>0</text:p>
      <text:p text:style-name="Standard">15<text:tab/>0</text:p>
      <text:p text:style-name="Standard"><draw:frame draw:style-name="fr2" draw:name="Image5" text:anchor-type="char" svg:x="-2cm" svg:y="-1.058cm" svg:width="9.335cm" svg:height="10.982cm" draw:z-index="4"><draw:image xlink:href="Pictures/10000001000002B8000002ADE515BAE8.png" xlink:type="simple" xlink:show="embed" xlink:actuate="onLoad" draw:mime-type="image/png"/></draw:frame><draw:frame draw:style-name="fr2" draw:name="Image6 Copie 1" text:anchor-type="char" svg:x="7.775cm" svg:y="-1.54cm" svg:width="10.615cm" svg:height="11.352cm" draw:z-index="5"><draw:image xlink:href="Pictures/1000000100000223000002497274FF73.png" xlink:type="simple" xlink:show="embed" xlink:actuate="onLoad" draw:mime-type="image/png"/></draw:frame><text:soft-page-break/>16<text:tab/>0</text:p>
      <text:p text:style-name="Standard">17<text:tab/>0</text:p>
      <text:p text:style-name="P1"><draw:frame draw:style-name="fr2" draw:name="Image3" text:anchor-type="char" svg:x="8.313cm" svg:y="9.234cm" svg:width="9.245cm" svg:height="9.303cm" draw:z-index="2"><draw:image xlink:href="Pictures/100000010000014200000144D944B6DB.png" xlink:type="simple" xlink:show="embed" xlink:actuate="onLoad" draw:mime-type="image/png"/></draw:frame><draw:frame draw:style-name="fr2" draw:name="Image4" text:anchor-type="char" svg:x="-1.487cm" svg:y="9.181cm" svg:width="7.87cm" svg:height="8.678cm" draw:z-index="3"><draw:image xlink:href="Pictures/1000000100000107000001228B6E13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9:21:30.281698700</meta:creation-date>
    <dc:date>2025-12-17T10:36:20.576286000</dc:date>
    <meta:editing-duration>PT25M57S</meta:editing-duration>
    <meta:editing-cycles>3</meta:editing-cycles>
    <meta:generator>LibreOffice/25.8.3.2$Windows_X86_64 LibreOffice_project/8ca8d55c161d602844f5428fa4b58097424e324e</meta:generator>
    <meta:document-statistic meta:table-count="0" meta:image-count="6" meta:object-count="0" meta:page-count="2" meta:paragraph-count="18" meta:word-count="36" meta:character-count="64" meta:non-whitespace-character-count="46"/>
  </office:meta>
</office:document-meta>
</file>